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aa36" officeooo:paragraph-rsid="001daa36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rsid="001daa36" officeooo:paragraph-rsid="001daa3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5pt" officeooo:rsid="001daa36" officeooo:paragraph-rsid="001daa36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1daa36" officeooo:paragraph-rsid="001daa3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1daa36" officeooo:paragraph-rsid="001f30dc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1daa36" officeooo:paragraph-rsid="001daa3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1f50ca" officeooo:paragraph-rsid="001f50c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paragraph-rsid="001f50ca" style:font-size-asian="12pt" style:font-size-complex="12pt"/>
    </style:style>
    <style:style style:name="T1" style:family="text">
      <style:text-properties officeooo:rsid="001f50ca"/>
    </style:style>
    <style:style style:name="T2" style:family="text">
      <style:text-properties officeooo:rsid="001f72fb"/>
    </style:style>
    <style:style style:name="T3" style:family="text">
      <style:text-properties officeooo:rsid="001fa58c"/>
    </style:style>
    <style:style style:name="T4" style:family="text">
      <style:text-properties officeooo:rsid="0020204f"/>
    </style:style>
    <style:style style:name="T5" style:family="text">
      <style:text-properties officeooo:rsid="0020cf57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228e34"/>
    </style:style>
    <style:style style:name="T8" style:family="text">
      <style:text-properties fo:font-variant="normal" fo:text-transform="none" fo:color="#000000" fo:letter-spacing="normal" fo:font-style="normal" fo:font-weight="normal" officeooo:rsid="0024c7a2"/>
    </style:style>
    <style:style style:name="T9" style:family="text">
      <style:text-properties fo:font-variant="normal" fo:text-transform="none" fo:color="#000000" fo:letter-spacing="normal" fo:font-style="normal" fo:font-weight="normal" officeooo:rsid="0024d656"/>
    </style:style>
    <style:style style:name="T10" style:family="text">
      <style:text-properties officeooo:rsid="0020cf57" style:font-size-asian="12pt"/>
    </style:style>
    <style:style style:name="T11" style:family="text">
      <style:text-properties officeooo:rsid="00277d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u projet de Développement d’application nomade</text:p>
      <text:p text:style-name="P3"/>
      <text:p text:style-name="P4">Se qui a été fait :</text:p>
      <text:p text:style-name="P4">- Création, modification, suppression des tâches <text:span text:style-name="T4">(via un AlertDialog)</text:span></text:p>
      <text:p text:style-name="P4">- Gestion de priorité <text:span text:style-name="T3">(faible, moyenne, forte)</text:span></text:p>
      <text:p text:style-name="P4">- Gestion des deadlines <text:span text:style-name="T4">(avec un DatePickerDialog et TimePickerDialog)</text:span></text:p>
      <text:p text:style-name="P4">- Possibilité de trier par priorité ou par deadline <text:span text:style-name="T4">(via les tabs)</text:span></text:p>
      <text:p text:style-name="P4">- Base de données interne (via Sugar ORM)</text:p>
      <text:p text:style-name="P4">- Base de données externe (via FireBase)</text:p>
      <text:p text:style-name="P4">- Gestion de l’avancement des tâches (par une barre de progression)</text:p>
      <text:p text:style-name="P4">- Système d’alarme</text:p>
      <text:p text:style-name="P5">- Afficher un widget sur l’écran d'accueil <text:span text:style-name="T5">affichant les tâches</text:span></text:p>
      <text:p text:style-name="P4">- <text:s/><text:span text:style-name="T5">P</text:span>artager la tâche avec d’autres applications/utilisateurs (envoi par mail, sms, bluetooth,…) : <text:span text:style-name="T5">appuie long sur u</text:span><text:span text:style-name="T10">ne tâche</text:span></text:p>
      <text:p text:style-name="P6">- <text:span text:style-name="T2">possibilité d’avoir plusieurs personnes travaillant sur la même tâche</text:span></text:p>
      <text:p text:style-name="P6">-<text:span text:style-name="T11">Quand on appuie sur une tâche, on voit ses sous-tâches et pour revenir en arrière, il faut utiliser le bouton back du téléphone</text:span></text:p>
      <text:p text:style-name="P6"/>
      <text:p text:style-name="P6"/>
      <text:p text:style-name="P6">Se qu’il resterait à faire :</text:p>
      <text:p text:style-name="P6">- <text:span text:style-name="T2">Pouvoir voir uniquement ses tâches (actuellement on peut toutes les tâches de tout le monde)</text:span></text:p>
      <text:p text:style-name="P6">- d’exposer les données de l’application par un content provider</text:p>
      <text:p text:style-name="P7">- <text:span text:style-name="T5">L</text:span>imiter <text:span text:style-name="T5">l’</text:span>acc<text:span text:style-name="T5">è</text:span>s taches (en fonction de l’utilisateur) → actuellement affiche les taches de tout le monde</text:p>
      <text:p text:style-name="P7">- <text:span text:style-name="T5">L</text:span>ors authentification, dans code, <text:span text:style-name="T5">considère</text:span> comme <text:span text:style-name="T5">non</text:span> authentifié</text:p>
      <text:p text:style-name="P8"><text:span text:style-name="T1">- Impossibilité de créer un compte s’il n’y a pas eu d’accord du côté de FireBase (</text:span><text:span text:style-name="T6">failed : The given sign-in provider is disabled for this Firebase project. Enable it in the Firebase console, under the sign-in method tab of the Auth section</text:span><text:span text:style-name="T7">). Actuellement, seul</text:span><text:span text:style-name="T8">s </text:span><text:span text:style-name="T7">l’adresse mail + mot de passe d’Adrien fonctionne</text:span><text:span text:style-name="T8">nt </text:span><text:span text:style-name="T9">(et Adrien n’étant pas présent au moment où nous écrivons ce rapport, nous ne pouvons malheureusement pas vous les donner...)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aa36" officeooo:paragraph-rsid="001daa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NAULT Alexis</text:p>
        <text:p text:style-name="MP1">BREGEON Dany</text:p>
        <text:p text:style-name="MP1">MONET Lois</text:p>
        <text:p text:style-name="MP1">PITROU Adr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5:23:53.288042095</meta:creation-date>
    <dc:date>2019-01-13T22:44:47.945205191</dc:date>
    <meta:editing-duration>PT2H25M1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79" meta:character-count="1726" meta:non-whitespace-character-count="1469"/>
  </office:meta>
</office:document-meta>
</file>